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12_12-25-37_000.jpg</text:p>
          </table:table-cell>
          <table:table-cell table:style-name="ce19" office:value-type="string">
            <text:p>:m RES 1*2 / free# JVEMV6 68#_121:1 / 68. theoretical-physics(tp) / w=~,topics=内分点、外分点,other=~,s=~,i=~,doc=7-5.1~4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m RES 1*2 / free# JVEMV6 68#_121:1 / 68. theoretical-physics(tp) / w=~,topics=内分点、外分点,other=~,s=~,i=~,doc=7-5.1~4">
            <text:p>:m RES 1*2 / free# JVEMV6 68#_121:1 / 68. theoretical-physics(tp) / w=~,topics=内分点、外分点,other=~,s=~,i=~,doc=7-5.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12_12-25-55_000.jpg</text:p>
          </table:table-cell>
          <table:table-cell table:style-name="ce11" office:value-type="string">
            <text:p>:m RES 2*2 / free# JVEMV6 68#_121:1 / 68. theoretical-physics(tp) / w=~,topics=内分点、外分点,other=~,s=~,i=~,doc=7-5.1~4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RES 2*2 / free# JVEMV6 68#_121:1 / 68. theoretical-physics(tp) / w=~,topics=内分点、外分点,other=~,s=~,i=~,doc=7-5.1~4">
            <text:p>:m RES 2*2 / free# JVEMV6 68#_121:1 / 68. theoretical-physics(tp) / w=~,topics=内分点、外分点,other=~,s=~,i=~,doc=7-5.1~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12_12-55-43_000.jpg</text:p>
          </table:table-cell>
          <table:table-cell table:style-name="ce19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12_16-10-19_000.jpg</text:p>
          </table:table-cell>
          <table:table-cell table:style-name="ce11" office:value-type="string">
            <text:p>:m RES 1*3 / free# JVEMV6 68#_121:2 / 68. theoretical-physics(tp) / w=~,topics=内分点、外分点；中点の、ベクトル表示,other=~,s=~,i=~,doc=7-5.1~5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1*3 / free# JVEMV6 68#_121:2 / 68. theoretical-physics(tp) / w=~,topics=内分点、外分点；中点の、ベクトル表示,other=~,s=~,i=~,doc=7-5.1~5">
            <text:p>:m RES 1*3 / free# JVEMV6 68#_121:2 / 68. theoretical-physics(tp) / w=~,topics=内分点、外分点；中点の、ベクトル表示,other=~,s=~,i=~,doc=7-5.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12_16-10-35_000.jpg</text:p>
          </table:table-cell>
          <table:table-cell table:style-name="ce11" office:value-type="string">
            <text:p>:m RES 2*3 / free# JVEMV6 68#_121:2 / 68. theoretical-physics(tp) / w=~,topics=内分点、外分点；中点の、ベクトル表示,other=q+:内分点。一意性,s=~,i=~,doc=7-5.1~5;#1.d-2;#1.d-2</text:p>
          </table:table-cell>
          <table:table-cell table:style-name="ce11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RES 2*3 / free# JVEMV6 68#_121:2 / 68. theoretical-physics(tp) / w=~,topics=内分点、外分点；中点の、ベクトル表示,other=q+:内分点。一意性,s=~,i=~,doc=7-5.1~5;#1.d-2;#1.d-2">
            <text:p>:m RES 2*3 / free# JVEMV6 68#_121:2 / 68. theoretical-physics(tp) / w=~,topics=内分点、外分点；中点の、ベクトル表示,other=q+:内分点。一意性,s=~,i=~,doc=7-5.1~5;#1.d-2;#1.d-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12_16-10-56_000.jpg</text:p>
          </table:table-cell>
          <table:table-cell table:style-name="ce18" office:value-type="string">
            <text:p>:m RES 3*3 / free# JVEMV6 68#_121:2 / 68. theoretical-physics(tp) / w=~,topics=加重重心,other=~,s=~,i=~,doc=7-5.1~5#2</text:p>
          </table:table-cell>
          <table:table-cell table:style-name="ce19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m RES 3*3 / free# JVEMV6 68#_121:2 / 68. theoretical-physics(tp) / w=~,topics=加重重心,other=~,s=~,i=~,doc=7-5.1~5#2">
            <text:p>:m RES 3*3 / free# JVEMV6 68#_121:2 / 68. theoretical-physics(tp) / w=~,topics=加重重心,other=~,s=~,i=~,doc=7-5.1~5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12_17-16-01_000.jpg</text:p>
          </table:table-cell>
          <table:table-cell table:style-name="ce19" office:value-type="string">
            <text:p>:m RES 1*1 / free# JVEMV6 76#_8:1 / 76. theoretical-physics(tp) / w=~,topics=最速降下線；変分法,other=~,s=~,i=~,doc=r-2-1~2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RES 1*1 / free# JVEMV6 76#_8:1 / 76. theoretical-physics(tp) / w=~,topics=最速降下線；変分法,other=~,s=~,i=~,doc=r-2-1~2">
            <text:p>:m RES 1*1 / free# JVEMV6 76#_8:1 / 76. theoretical-physics(tp) / w=~,topics=最速降下線；変分法,other=~,s=~,i=~,doc=r-2-1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12_20-55-01_000.jpg</text:p>
          </table:table-cell>
          <table:table-cell table:style-name="ce11" office:value-type="string">
            <text:p>:m 食べた物</text:p>
          </table:table-cell>
          <table:table-cell table:style-name="ce20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13_02-55-23_000.jpg</text:p>
          </table:table-cell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13_02-55-27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13_05-28-22_000.jpg</text:p>
          </table:table-cell>
          <table:table-cell table:style-name="ce20" office:value-type="string">
            <text:p>:m :PHOTO 起きた時刻（夜中）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:PHOTO 起きた時刻（夜中） / 2021">
            <text:p>:m :PHOTO 起きた時刻（夜中）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13_09-10-59_000.jpg</text:p>
          </table:table-cell>
          <table:table-cell table:style-name="ce18" office:value-type="string">
            <text:p>:m :PHOTO 起き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13_10-24-54_000.jpg</text:p>
          </table:table-cell>
          <table:table-cell table:style-name="ce11" office:value-type="string">
            <text:p>:m RES 1-2*4 / free# JVEMV6 68#_id=CVUJ:1 / 68. theoretical-physics(tp) / w=~,topics=円周角の定理；弦の長さ,other=q+:円周角が作る２つの辺の長さ。合計は一定か,s=~,i=~,doc=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RES 1-2*4 / free# JVEMV6 68#_id=CVUJ:1 / 68. theoretical-physics(tp) / w=~,topics=円周角の定理；弦の長さ,other=q+:円周角が作る２つの辺の長さ。合計は一定か,s=~,i=~,doc=">
            <text:p>:m RES 1-2*4 / free# JVEMV6 68#_id=CVUJ:1 / 68. theoretical-physics(tp) / w=~,topics=円周角の定理；弦の長さ,other=q+:円周角が作る２つの辺の長さ。合計は一定か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13_10-25-17_000.jpg</text:p>
          </table:table-cell>
          <table:table-cell table:style-name="ce20" office:value-type="string">
            <text:p>:m RES 3*4 / free# JVEMV6 68#_id=CVUJ:1 / 68. theoretical-physics(tp) / w=~,topics=円周角の定理；弦の長さ,other=q+:円周角が作る２つの辺の長さ。合計は一定か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RES 3*4 / free# JVEMV6 68#_id=CVUJ:1 / 68. theoretical-physics(tp) / w=~,topics=円周角の定理；弦の長さ,other=q+:円周角が作る２つの辺の長さ。合計は一定か,s=~,i=~,doc=">
            <text:p>:m RES 3*4 / free# JVEMV6 68#_id=CVUJ:1 / 68. theoretical-physics(tp) / w=~,topics=円周角の定理；弦の長さ,other=q+:円周角が作る２つの辺の長さ。合計は一定か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10-13_10-25-39_000.jpg</text:p>
          </table:table-cell>
          <table:table-cell table:style-name="ce18" office:value-type="string">
            <text:p>:m RES 4*4 / free# JVEMV6 68#_id=CVUJ:1 / 68. theoretical-physics(tp) / w=~,topics=円周角の定理；弦の長さ,other=q+:円周角が作る２つの辺の長さ。合計は一定か,s=~,i=~,doc=</text:p>
          </table:table-cell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m RES 4*4 / free# JVEMV6 68#_id=CVUJ:1 / 68. theoretical-physics(tp) / w=~,topics=円周角の定理；弦の長さ,other=q+:円周角が作る２つの辺の長さ。合計は一定か,s=~,i=~,doc=">
            <text:p>:m RES 4*4 / free# JVEMV6 68#_id=CVUJ:1 / 68. theoretical-physics(tp) / w=~,topics=円周角の定理；弦の長さ,other=q+:円周角が作る２つの辺の長さ。合計は一定か,s=~,i=~,doc=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10-13_10-26-06_000.jpg</text:p>
          </table:table-cell>
          <table:table-cell table:style-name="ce11" office:value-type="string">
            <text:p>:m RES 1*2 / free# JVEMV6 68#_id=P9M5:1 / 68. theoretical-physics(tp) / w=~,topics=虚数i。平方根,other=q+:iの平方根。指数関数表示にすると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m RES 1*2 / free# JVEMV6 68#_id=P9M5:1 / 68. theoretical-physics(tp) / w=~,topics=虚数i。平方根,other=q+:iの平方根。指数関数表示にすると">
            <text:p>:m RES 1*2 / free# JVEMV6 68#_id=P9M5:1 / 68. theoretical-physics(tp) / w=~,topics=虚数i。平方根,other=q+:iの平方根。指数関数表示にすると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10-13_10-26-28_000.jpg</text:p>
          </table:table-cell>
          <table:table-cell table:style-name="ce11" office:value-type="string">
            <text:p>:m RES 2*2 / free# JVEMV6 68#_id=P9M5:1 / 68. theoretical-physics(tp) / w=~,topics=虚数i。平方根,other=q+:iの平方根。指数関数表示にすると;q+:Πiとは何か</text:p>
          </table:table-cell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string" office:string-value=":m RES 2*2 / free# JVEMV6 68#_id=P9M5:1 / 68. theoretical-physics(tp) / w=~,topics=虚数i。平方根,other=q+:iの平方根。指数関数表示にすると;q+:Πiとは何か">
            <text:p>:m RES 2*2 / free# JVEMV6 68#_id=P9M5:1 / 68. theoretical-physics(tp) / w=~,topics=虚数i。平方根,other=q+:iの平方根。指数関数表示にすると;q+:Πiとは何か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 office:value-type="string">
            <text:p>:m :PHOTO 寝た時刻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20" office:value-type="string">
            <text:p>:m :PHOTO 起きた時刻（夜中） / 202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3">2021/10/13</text:date>, <text:time>11:2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13T11:25:36.61</dc:date>
    <dc:creator>iwabuchi ken</dc:creator>
    <meta:editing-duration>P38DT11H47M39S</meta:editing-duration>
    <meta:editing-cycles>13540</meta:editing-cycles>
    <meta:document-statistic meta:table-count="1" meta:cell-count="452" meta:object-count="0"/>
  </office:meta>
</office:document-meta>
</file>